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F4800002346DACBD73D.svm"/>
  <manifest:file-entry manifest:media-type="" manifest:full-path="Pictures/2000000700001F8E0000230039326AB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normal" style:font-weight-asian="normal" style:font-weight-complex="normal"/>
    </style:style>
    <style:style style:name="P3" style:family="paragraph" style:parent-style-name="Preformatted_20_Text">
      <style:text-properties fo:font-size="8pt" fo:font-style="italic" fo:font-weight="normal" style:font-size-asian="8pt" style:font-style-asian="italic" style:font-weight-asian="normal" style:font-size-complex="8pt" style:font-style-complex="italic" style:font-weight-complex="normal"/>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automatic spine analysis software (2-dimensional version)</text:p>
      <text:p text:style-name="Preformatted_20_Text"/>
      <text:p text:style-name="P1">Opening the file:</text:p>
      <text:p text:style-name="P1"/>
      <text:p text:style-name="P2">Input images: tiff (8 bits/channel), jpg, cnt (the format saved by the software containing original image and spines). The program asks for additional information at the beginning.</text:p>
      <text:p text:style-name="P1"/>
      <text:p text:style-name="P1"/>
      <text:p text:style-name="P1">Exiting and saving the results:</text:p>
      <text:p text:style-name="P1"/>
      <text:p text:style-name="P2">Press "END" to exit and save. If your original file was named for example</text:p>
      <text:p text:style-name="P2">Image001.tif the program will save in the same directory three files:</text:p>
      <text:p text:style-name="P2"><text:s/></text:p>
      <text:p text:style-name="P2">Image001.cnt (everything is there)</text:p>
      <text:p text:style-name="P2"/>
      <text:p text:style-name="P2">Image001_contours.tif (image with drawn contours, only for reference purpouses)</text:p>
      <text:p text:style-name="P2"/>
      <text:p text:style-name="P2">Image001.csv (the table with numerical results)</text:p>
      <text:p text:style-name="P2"/>
      <text:p text:style-name="P1"/>
      <text:p text:style-name="P1">Moving the screen:</text:p>
      <text:p text:style-name="P1"/>
      <text:p text:style-name="P2">Use the arrows on the keyboard</text:p>
      <text:p text:style-name="Preformatted_20_Text"/>
      <text:p text:style-name="Preformatted_20_Text"/>
      <text:p text:style-name="P1">Marking the spine:</text:p>
      <text:p text:style-name="Preformatted_20_Text"/>
      <text:p text:style-name="Preformatted_20_Text">1. Click on the top of the spine's head (you will put a small blue dot) </text:p>
      <text:p text:style-name="Preformatted_20_Text"><draw:frame draw:style-name="fr1" draw:name="graphics1" text:anchor-type="paragraph" svg:x="0.1382in" svg:y="0.0756in" svg:width="1.8945in" svg:height="1.8937in" draw:z-index="0"><draw:image xlink:href="Pictures/2000000700001F8E0000230039326ABD.svm" xlink:type="simple" xlink:show="embed" xlink:actuate="onLoad"/></draw:frame></text:p>
      <text:p text:style-name="Preformatted_20_Text">2. Click on the other end of the spine (the foot). The contour of the spine will be traced. You can refine it by changing the threshold (using +/- buttons) or its maximal width (pressing "shift" and +/- buttons). Halo correction is achieved by pressing "ctrl" and +/- buttons.</text:p>
      <text:p text:style-name="Preformatted_20_Text"><draw:frame draw:style-name="fr1" draw:name="graphics2" text:anchor-type="paragraph" svg:x="0.1516in" svg:y="0.1283in" svg:width="1.8744in" svg:height="1.8673in" draw:z-index="1"><draw:image xlink:href="Pictures/2000000700001F4800002346DACBD73D.svm" xlink:type="simple" xlink:show="embed" xlink:actuate="onLoad"/></draw:frame><text:soft-page-break/> </text:p>
      <text:p text:style-name="Preformatted_20_Text">3. The contour is constraint to pass through the point on the spine's head (but not the other one). You can refine the position of these points in the zoom window, by clicking there you change the position of the green point (head), pressing shift and clicking the orange point (foot). Hold "ctrl" key and use the arrows to move the image inside the zoom window.</text:p>
      <text:p text:style-name="Preformatted_20_Text"/>
      <text:p text:style-name="P1">Removing the spine:</text:p>
      <text:p text:style-name="P2"/>
      <text:p text:style-name="Preformatted_20_Text"><text:span text:style-name="T1">BACKSPACE: Removes the last spine</text:span> </text:p>
      <text:p text:style-name="Preformatted_20_Text">DELETE: Removes any spine (you are asked for a number)</text:p>
      <text:p text:style-name="Preformatted_20_Text"/>
      <text:p text:style-name="P1">Renumbering the spines:</text:p>
      <text:p text:style-name="Preformatted_20_Text"/>
      <text:p text:style-name="Preformatted_20_Text">Press "N" to renumber the spines (from the left to the right). It is done automatically when you save the results.</text:p>
      <text:p text:style-name="Preformatted_20_Text"/>
      <text:p text:style-name="P1">Merging two spines:</text:p>
      <text:p text:style-name="P1"/>
      <text:p text:style-name="P2">Press "M" and give the spines numer to merge.</text:p>
      <text:p text:style-name="P2"/>
      <text:p text:style-name="P1">Rendering geometrical structures:</text:p>
      <text:p text:style-name="P1"/>
      <text:p text:style-name="P2">Press "R" to analyze geometrical structures associated with spines (the skeleton, position of the head's largest width, etc.). This is done automatically once you exit.</text:p>
      <text:p text:style-name="P2"/>
      <text:p text:style-name="P1">Changing program options/parameters:</text:p>
      <text:p text:style-name="P1"/>
      <text:p text:style-name="P2">Press "Home"</text:p>
      <text:p text:style-name="P2"/>
      <text:p text:style-name="P3">Skeleton Drift: constraint on the spines curvature, default value 5. By changing e.g. to 1 it forces to draw spines with straighter skeletones, this option is useful to distinguish two spines close to each other.</text:p>
      <text:p text:style-name="P3"/>
      <text:p text:style-name="P3">Cone solid angle: constraint on the spine skeleton (it has to be inside a cone drawn from the dendrite). It has to be changes to trace the spine that is curved and goes along the dendrite edge)</text:p>
      <text:p text:style-name="P3"/>
      <text:p text:style-name="P3">Backup file: The results are dumped every minute to this file. In case of the program crash open again the image and press "L" to load the backuped results.</text:p>
      <text:p text:style-name="Preformatted_20_Text"/>
      <text:p text:style-name="Preformatted_20_Text">Summary of key functions:</text:p>
      <text:p text:style-name="Preformatted_20_Text"/>
      <text:p text:style-name="Preformatted_20_Text">Arrows:<text:tab/>Move the screen</text:p>
      <text:p text:style-name="Preformatted_20_Text"/>
      <text:p text:style-name="Preformatted_20_Text">ctrl+</text:p>
      <text:p text:style-name="Preformatted_20_Text">Arrows:<text:tab/>Move the zoom area</text:p>
      <text:p text:style-name="Preformatted_20_Text"/>
      <text:p text:style-name="Preformatted_20_Text">Backspace: <text:tab/>Remove last spine</text:p>
      <text:p text:style-name="Preformatted_20_Text"/>
      <text:p text:style-name="Preformatted_20_Text">DEL: <text:tab/><text:tab/>Remove any spine</text:p>
      <text:p text:style-name="Preformatted_20_Text"/>
      <text:p text:style-name="Preformatted_20_Text">Home: <text:tab/>Change parameters</text:p>
      <text:p text:style-name="Preformatted_20_Text"/>
      <text:p text:style-name="Preformatted_20_Text">End:<text:tab/><text:tab/>Save results and quit</text:p>
      <text:p text:style-name="Preformatted_20_Text"/>
      <text:p text:style-name="Preformatted_20_Text">+,-:<text:tab/><text:tab/>Change threshold</text:p>
      <text:p text:style-name="Preformatted_20_Text"/>
      <text:p text:style-name="Preformatted_20_Text">shift +, </text:p>
      <text:p text:style-name="Preformatted_20_Text">shift -: <text:s text:c="3"/>Change maximum spine width</text:p>
      <text:p text:style-name="Preformatted_20_Text"/>
      <text:p text:style-name="Preformatted_20_Text"><text:soft-page-break/>N:<text:tab/><text:tab/>Renumerate spines</text:p>
      <text:p text:style-name="Preformatted_20_Text"/>
      <text:p text:style-name="Preformatted_20_Text">M:<text:tab/><text:tab/>Merge two spines</text:p>
      <text:p text:style-name="Preformatted_20_Text"/>
      <text:p text:style-name="Preformatted_20_Text">R:<text:tab/><text:tab/>Render geometrical structures</text:p>
      <text:p text:style-name="Preformatted_20_Text"><text:tab/></text:p>
      <text:p text:style-name="Preformatted_20_Text">L: <text:tab/><text:tab/>Load spine contours from .cn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5-02T23:02:03.07</dc:date>
    <meta:generator>OpenOffice.org/3.0$Win32 OpenOffice.org_project/300m9$Build-9358</meta:generator>
    <meta:editing-duration>PT01H13M25S</meta:editing-duration>
    <meta:editing-cycles>10</meta:editing-cycles>
    <meta:document-statistic meta:table-count="0" meta:image-count="2" meta:object-count="0" meta:page-count="3" meta:paragraph-count="47" meta:word-count="475" meta:character-count="2853"/>
    <meta:user-defined meta:name="Info 1"/>
    <meta:user-defined meta:name="Info 2"/>
    <meta:user-defined meta:name="Info 3"/>
    <meta:user-defined meta:name="Info 4"/>
  </office:meta>
</office:document-meta>
</file>